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741cm" draw:z-index="0"><draw:image xlink:href="../../odt/images/004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Синусоидальная функ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2cm" svg:height="1.529cm" draw:z-index="0"><draw:image xlink:href="../../odt/images/004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0">векторизован</text:span><text:span text:style-name="T9">, </text:span>возвращает выходное значение, вычисленное по формуле:</text:p>
            <text:p text:style-name="P4"><draw:frame draw:style-name="fr3" draw:name="Объект1" text:anchor-type="as-char" svg:width="5.061cm" svg:height="0.56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/draw:frame> – <text:span text:style-name="T9">амплитуда, круговая частота (рад/с) и фаза (рад)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входно<text:span text:style-name="T9">й и выходной сигналы</text:span>.</text:p>
            <text:p text:style-name="Text_20_body">Если<draw:frame draw:style-name="fr3" draw:name="Object1" text:anchor-type="as-char" svg:width="1.24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, то блок реализует преобразование «по синусу», а если<draw:frame draw:style-name="fr3" draw:name="Object2" text:anchor-type="as-char" svg:width="1.371cm" svg:height="0.9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, <text:span text:style-name="T9">то «по косинусу».</text:span></text:p>
            <text:p text:style-name="Text_20_body"><text:span text:style-name="T10">Свойства</text:span><text:span text:style-name="T9">:</text:span></text:p>
            <text:list xml:id="list4272879147982131383" text:style-name="L1">
              <text:list-item>
                <text:p text:style-name="P5"><text:span text:style-name="T1">Амплитуда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        </text:list-item>
            </text:list>
            <text:p text:style-name="Text_20_body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2">Примечания</text:span>:</text:p>
            <text:list xml:id="list1275605720023734122" text:style-name="L2">
              <text:list-item>
                <text:p text:style-name="P6"><text:span text:style-name="T3">По умолчанию данный блок реализует синусоидальное преобразование входного сигнала (скалярного или векторного) с коэффициентами</text:span><text:span text:style-name="T3"><draw:frame draw:style-name="fr3" draw:name="Object3" text:anchor-type="as-char" svg:width="4.025cm" svg:height="0.54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.</text:span></text:p>
              </text:list-item>
              <text:list-item>
                <text:p text:style-name="P6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  <text:list-item>
                <text:p text:style-name="P7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оидальная функция</dc:title>
    <dc:date>2012-03-30T20:20:39.86</dc:date>
    <meta:generator>OpenOffice_Beta/4.1.0$Win32 OpenOffice.org_project/410m14$Build-9760</meta:generator>
    <meta:editing-duration>PT2H25M43S</meta:editing-duration>
    <meta:editing-cycles>138</meta:editing-cycles>
    <meta:document-statistic meta:table-count="1" meta:image-count="2" meta:object-count="9" meta:page-count="1" meta:paragraph-count="20" meta:word-count="141" meta:character-count="93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si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f</mi>
    </mrow>
    <annotation encoding="StarMath 5.0">f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i>f</mi>
        <mo stretchy="false">=</mo>
        <mn>0</mn>
      </mrow>
    </mrow>
    <annotation encoding="StarMath 5.0">f=0</annotation>
  </semantics>
</math>
</file>

<file path=Object 8/content.xml><?xml version="1.0" encoding="utf-8"?>
<math xmlns="http://www.w3.org/1998/Math/MathML">
  <semantics>
    <mrow>
      <mrow>
        <mi>f</mi>
        <mo stretchy="false">=</mo>
        <mfrac>
          <mo stretchy="false">π</mo>
          <mn>2</mn>
        </mfrac>
      </mrow>
    </mrow>
    <annotation encoding="StarMath 5.0">f=%pi over 2</annotation>
  </semantics>
</math>
</file>

<file path=Object 9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